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563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7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22"/>
    <style:style style:name="ce10" style:family="table-cell" style:parent-style-name="Default" style:data-style-name="N122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1" style:family="text">
      <style:text-properties style:text-position="-33% 58%"/>
    </style:style>
  </office:automatic-styles>
  <office:body>
    <office:spreadsheet>
      <table:table table:name="A1 Feste Fadenläng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roh</text:p>
          </table:table-cell>
          <table:covered-table-cell table:style-name="ce3"/>
          <table:table-cell table:style-name="ce6" office:value-type="string" table:number-columns-spanned="2" table:number-rows-spanned="1">
            <text:p>normalisiert</text:p>
          </table:table-cell>
          <table:covered-table-cell/>
        </table:table-row>
        <table:table-row table:style-name="ro1">
          <table:table-cell office:value-type="string">
            <text:p>Einheit: s</text:p>
          </table:table-cell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</table:table-row>
        <table:table-row table:style-name="ro1">
          <table:table-cell office:value-type="string" table:number-columns-spanned="1" table:number-rows-spanned="2">
            <text:p>Stoppuhrtoleranz:</text:p>
            <text:p>Vernachlässigt.</text:p>
          </table:table-cell>
          <table:table-cell office:value-type="float" office:value="20.35">
            <text:p>20.35</text:p>
          </table:table-cell>
          <table:table-cell office:value-type="float" office:value="20.85">
            <text:p>20.85</text:p>
          </table:table-cell>
          <table:table-cell table:formula="of:=[.B3]/10" office:value-type="float" office:value="2.035">
            <text:p>2.035</text:p>
          </table:table-cell>
          <table:table-cell table:formula="of:=[.C3]/10" office:value-type="float" office:value="2.085">
            <text:p>2.085</text:p>
          </table:table-cell>
        </table:table-row>
        <table:table-row table:style-name="ro1">
          <table:covered-table-cell/>
          <table:table-cell office:value-type="float" office:value="20.44">
            <text:p>20.44</text:p>
          </table:table-cell>
          <table:table-cell office:value-type="float" office:value="20.66">
            <text:p>20.66</text:p>
          </table:table-cell>
          <table:table-cell table:formula="of:=[.B4]/10" office:value-type="float" office:value="2.044">
            <text:p>2.044</text:p>
          </table:table-cell>
          <table:table-cell table:formula="of:=[.C4]/10" office:value-type="float" office:value="2.066">
            <text:p>2.066</text:p>
          </table:table-cell>
        </table:table-row>
        <table:table-row table:style-name="ro1">
          <table:table-cell office:value-type="string">
            <text:p>N=10</text:p>
          </table:table-cell>
          <table:table-cell table:number-columns-repeated="2" office:value-type="float" office:value="20.68">
            <text:p>20.68</text:p>
          </table:table-cell>
          <table:table-cell table:formula="of:=[.B5]/10" office:value-type="float" office:value="2.068">
            <text:p>2.068</text:p>
          </table:table-cell>
          <table:table-cell table:formula="of:=[.C5]/10" office:value-type="float" office:value="2.068">
            <text:p>2.068</text:p>
          </table:table-cell>
        </table:table-row>
        <table:table-row table:style-name="ro1">
          <table:table-cell office:value-type="string">
            <text:p>Fadenlänge: l+0cm</text:p>
          </table:table-cell>
          <table:table-cell office:value-type="float" office:value="20.56">
            <text:p>20.56</text:p>
          </table:table-cell>
          <table:table-cell office:value-type="float" office:value="20.66">
            <text:p>20.66</text:p>
          </table:table-cell>
          <table:table-cell table:formula="of:=[.B6]/10" office:value-type="float" office:value="2.056">
            <text:p>2.056</text:p>
          </table:table-cell>
          <table:table-cell table:formula="of:=[.C6]/10" office:value-type="float" office:value="2.066">
            <text:p>2.066</text:p>
          </table:table-cell>
        </table:table-row>
        <table:table-row table:style-name="ro1">
          <table:table-cell/>
          <table:table-cell office:value-type="float" office:value="20.47">
            <text:p>20.47</text:p>
          </table:table-cell>
          <table:table-cell office:value-type="float" office:value="20.68">
            <text:p>20.68</text:p>
          </table:table-cell>
          <table:table-cell table:formula="of:=[.B7]/10" office:value-type="float" office:value="2.047">
            <text:p>2.047</text:p>
          </table:table-cell>
          <table:table-cell table:formula="of:=[.C7]/10" office:value-type="float" office:value="2.068">
            <text:p>2.068</text:p>
          </table:table-cell>
        </table:table-row>
        <table:table-row table:style-name="ro1">
          <table:table-cell/>
          <table:table-cell table:number-columns-repeated="2" office:value-type="float" office:value="20.53">
            <text:p>20.53</text:p>
          </table:table-cell>
          <table:table-cell table:formula="of:=[.B8]/10" office:value-type="float" office:value="2.053">
            <text:p>2.053</text:p>
          </table:table-cell>
          <table:table-cell table:formula="of:=[.C8]/10" office:value-type="float" office:value="2.053">
            <text:p>2.053</text:p>
          </table:table-cell>
        </table:table-row>
        <table:table-row table:style-name="ro1">
          <table:table-cell/>
          <table:table-cell office:value-type="float" office:value="20.59">
            <text:p>20.59</text:p>
          </table:table-cell>
          <table:table-cell office:value-type="float" office:value="20.63">
            <text:p>20.63</text:p>
          </table:table-cell>
          <table:table-cell table:formula="of:=[.B9]/10" office:value-type="float" office:value="2.059">
            <text:p>2.059</text:p>
          </table:table-cell>
          <table:table-cell table:formula="of:=[.C9]/10" office:value-type="float" office:value="2.063">
            <text:p>2.063</text:p>
          </table:table-cell>
        </table:table-row>
        <table:table-row table:style-name="ro1">
          <table:table-cell/>
          <table:table-cell office:value-type="float" office:value="20.78">
            <text:p>20.78</text:p>
          </table:table-cell>
          <table:table-cell office:value-type="float" office:value="20.66">
            <text:p>20.66</text:p>
          </table:table-cell>
          <table:table-cell table:formula="of:=[.B10]/10" office:value-type="float" office:value="2.078">
            <text:p>2.078</text:p>
          </table:table-cell>
          <table:table-cell table:formula="of:=[.C10]/10" office:value-type="float" office:value="2.066">
            <text:p>2.066</text:p>
          </table:table-cell>
        </table:table-row>
        <table:table-row table:style-name="ro1">
          <table:table-cell/>
          <table:table-cell office:value-type="float" office:value="20.68">
            <text:p>20.68</text:p>
          </table:table-cell>
          <table:table-cell office:value-type="float" office:value="20.66">
            <text:p>20.66</text:p>
          </table:table-cell>
          <table:table-cell table:formula="of:=[.B11]/10" office:value-type="float" office:value="2.068">
            <text:p>2.068</text:p>
          </table:table-cell>
          <table:table-cell table:formula="of:=[.C11]/10" office:value-type="float" office:value="2.066">
            <text:p>2.066</text:p>
          </table:table-cell>
        </table:table-row>
        <table:table-row table:style-name="ro1">
          <table:table-cell/>
          <table:table-cell office:value-type="float" office:value="20.72">
            <text:p>20.72</text:p>
          </table:table-cell>
          <table:table-cell office:value-type="float" office:value="20.59">
            <text:p>20.59</text:p>
          </table:table-cell>
          <table:table-cell table:formula="of:=[.B12]/10" office:value-type="float" office:value="2.072">
            <text:p>2.072</text:p>
          </table:table-cell>
          <table:table-cell table:formula="of:=[.C12]/10" office:value-type="float" office:value="2.059">
            <text:p>2.059</text:p>
          </table:table-cell>
        </table:table-row>
        <table:table-row table:style-name="ro1">
          <table:table-cell table:style-name="ce1" office:value-type="string">
            <text:p>Mittelwert</text:p>
          </table:table-cell>
          <table:table-cell table:style-name="ce4" table:formula="of:=AVERAGE([.B3:.B12])" office:value-type="float" office:value="20.58">
            <text:p>20.58</text:p>
          </table:table-cell>
          <table:table-cell table:style-name="ce4" table:formula="of:=AVERAGE([.C3:.C12])" office:value-type="float" office:value="20.66">
            <text:p>20.66</text:p>
          </table:table-cell>
          <table:table-cell table:style-name="ce4" table:formula="of:=AVERAGE([.D3:.D12])" office:value-type="float" office:value="2.058">
            <text:p>2.058</text:p>
          </table:table-cell>
          <table:table-cell table:style-name="ce4" table:formula="of:=AVERAGE([.E3:.E12])" office:value-type="float" office:value="2.066">
            <text:p>2.066</text:p>
          </table:table-cell>
        </table:table-row>
        <table:table-row table:style-name="ro1">
          <table:table-cell table:style-name="ce1" office:value-type="string">
            <text:p>Standardabweichung</text:p>
          </table:table-cell>
          <table:table-cell table:style-name="ce5" table:formula="of:=STDEVA([.B3:.B12])" office:value-type="float" office:value="0.136300322001739">
            <text:p>0.1363</text:p>
          </table:table-cell>
          <table:table-cell table:style-name="ce5" table:formula="of:=STDEVA([.C3:.C12])" office:value-type="float" office:value="0.0813770374382249">
            <text:p>0.0814</text:p>
          </table:table-cell>
          <table:table-cell table:style-name="ce7" table:formula="of:=STDEVA([.D3:.D12])" office:value-type="float" office:value="0.013630032200174">
            <text:p>0.01363</text:p>
          </table:table-cell>
          <table:table-cell table:style-name="ce7" table:formula="of:=STDEVA([.E3:.E12])" office:value-type="float" office:value="0.00813770374382247">
            <text:p>0.00814</text:p>
          </table:table-cell>
        </table:table-row>
        <table:table-row table:style-name="ro1">
          <table:table-cell table:style-name="ce1" office:value-type="string">
            <text:p>Vertrauensbereich</text:p>
          </table:table-cell>
          <table:table-cell table:style-name="ce5" table:formula="of:=CONFIDENCE(0.95;[.B14];COUNT([.B3:.B12]))" office:value-type="float" office:value="0.00270278417768554">
            <text:p>0.0027</text:p>
          </table:table-cell>
          <table:table-cell table:style-name="ce5" table:formula="of:=CONFIDENCE(0.95;[.C14];COUNT([.C3:.C12]))" office:value-type="float" office:value="0.00161367607929901">
            <text:p>0.0016</text:p>
          </table:table-cell>
          <table:table-cell table:style-name="ce7" table:formula="of:=CONFIDENCE(0.95;[.D14];COUNT([.D3:.D12]))" office:value-type="float" office:value="0.000270278417768556">
            <text:p>0.00027</text:p>
          </table:table-cell>
          <table:table-cell table:style-name="ce7" table:formula="of:=CONFIDENCE(0.95;[.E14];COUNT([.E3:.E12]))" office:value-type="float" office:value="0.0001613676079299">
            <text:p>0.00016</text:p>
          </table:table-cell>
        </table:table-row>
      </table:table>
      <table:table table:name="A2 feste Fadenlänge" table:style-name="ta1">
        <table:table-column table:style-name="co3" table:default-cell-style-name="Default"/>
        <table:table-column table:style-name="co2" table:number-columns-repeated="2" table:default-cell-style-name="ce8"/>
        <table:table-column table:style-name="co2" table:number-columns-repeated="4" table:default-cell-style-name="Default"/>
        <table:table-row table:style-name="ro1">
          <table:table-cell/>
          <table:table-cell table:style-name="ce3" table:number-columns-repeated="6"/>
        </table:table-row>
        <table:table-row table:style-name="ro1">
          <table:table-cell/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  <table:table-cell table:style-name="ce3" table:number-columns-repeated="4"/>
        </table:table-row>
        <table:table-row table:style-name="ro1">
          <table:table-cell office:value-type="string">
            <text:p>Einheit: s</text:p>
          </table:table-cell>
          <table:table-cell office:value-type="float" office:value="1.91">
            <text:p>1.91</text:p>
          </table:table-cell>
          <table:table-cell office:value-type="float" office:value="2.06">
            <text:p>2.06</text:p>
          </table:table-cell>
          <table:table-cell table:number-columns-repeated="4"/>
        </table:table-row>
        <table:table-row table:style-name="ro1">
          <table:table-cell office:value-type="string" table:number-columns-spanned="1" table:number-rows-spanned="2">
            <text:p>Stoppuhrtoleranz:</text:p>
            <text:p>Vernachlässigt.</text:p>
          </table:table-cell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.03">
            <text:p>2.03</text:p>
          </table:table-cell>
          <table:table-cell office:value-type="float" office:value="1.97">
            <text:p>1.97</text:p>
          </table:table-cell>
          <table:table-cell table:number-columns-repeated="4"/>
        </table:table-row>
        <table:table-row table:style-name="ro1">
          <table:table-cell office:value-type="string">
            <text:p>N=10</text:p>
          </table:table-cell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4"/>
        </table:table-row>
        <table:table-row table:style-name="ro1">
          <table:table-cell office:value-type="string">
            <text:p>Fadenlänge: l+0cm</text:p>
          </table:table-cell>
          <table:table-cell office:value-type="float" office:value="2.13">
            <text:p>2.13</text:p>
          </table:table-cell>
          <table:table-cell office:value-type="float" office:value="2">
            <text:p>2.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.13">
            <text:p>2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.09">
            <text:p>2.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">
            <text:p>2.16</text:p>
          </table:table-cell>
          <table:table-cell office:value-type="float" office:value="2">
            <text:p>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ittelwert</text:p>
          </table:table-cell>
          <table:table-cell table:style-name="ce4" table:formula="of:=AVERAGE([.B3:.B12])" office:value-type="float" office:value="2.069">
            <text:p>2.069</text:p>
          </table:table-cell>
          <table:table-cell table:style-name="ce4" table:formula="of:=AVERAGE([.C3:.C12])" office:value-type="float" office:value="2.049">
            <text:p>2.04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tandardabweichung</text:p>
          </table:table-cell>
          <table:table-cell table:style-name="ce7" table:formula="of:=STDEVA([.B3:.B12])" office:value-type="float" office:value="0.0721803297304743">
            <text:p>0.07218</text:p>
          </table:table-cell>
          <table:table-cell table:style-name="ce7" table:formula="of:=STDEVA([.C3:.C12])" office:value-type="float" office:value="0.0510881590977792">
            <text:p>0.0510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Vertrauensbereich</text:p>
          </table:table-cell>
          <table:table-cell table:style-name="ce7" table:formula="of:=CONFIDENCE(0.95;[.B14];COUNT([.B3:.B12]))" office:value-type="float" office:value="0.00143130882062892">
            <text:p>0.00143</text:p>
          </table:table-cell>
          <table:table-cell table:style-name="ce7" table:formula="of:=CONFIDENCE(0.95;[.C14];COUNT([.C3:.C12]))" office:value-type="float" office:value="0.00101305900124578">
            <text:p>0.00101</text:p>
          </table:table-cell>
          <table:table-cell table:number-columns-repeated="4"/>
        </table:table-row>
      </table:table>
      <table:table table:name="A3 variable Fadenlänge" table:style-name="ta1">
        <table:shapes>
          <draw:frame draw:z-index="0" draw:style-name="gr1" svg:width="6.2988in" svg:height="3.5429in" svg:x="0.078in" svg:y="2.2181in">
            <draw:object draw:notify-on-update-of-ranges="'A3 variable Fadenlänge'.H2:'A3 variable Fadenlänge'.H2 'A3 variable Fadenlänge'.H3:'A3 variable Fadenlänge'.H14 'A3 variable Fadenlänge'.I2:'A3 variable Fadenlänge'.I2 'A3 variable Fadenlänge'.I3:'A3 variable Fadenlänge'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9"/>
        <table:table-column table:style-name="co2" table:default-cell-style-name="ce10"/>
        <table:table-column table:style-name="co2" table:number-columns-repeated="2" table:default-cell-style-name="ce9"/>
        <table:table-column table:style-name="co6" table:default-cell-style-name="ce10"/>
        <table:table-column table:style-name="co2" table:default-cell-style-name="Default"/>
        <table:table-row table:style-name="ro1">
          <table:table-cell/>
          <table:table-cell table:style-name="ce3" office:value-type="string">
            <text:p>Fadenlänge</text:p>
          </table:table-cell>
          <table:table-cell table:style-name="ce2" office:value-type="string" table:number-columns-spanned="2" table:number-rows-spanned="1">
            <text:p>roh</text:p>
          </table:table-cell>
          <table:covered-table-cell table:style-name="ce3"/>
          <table:table-cell table:style-name="ce6" office:value-type="string" table:number-columns-spanned="2" table:number-rows-spanned="1">
            <text:p>normalisiert</text:p>
          </table:table-cell>
          <table:covered-table-cell table:style-name="Default"/>
          <table:table-cell table:style-name="ce3"/>
          <table:table-cell table:style-name="ce11" office:value-type="string" table:number-columns-spanned="3" table:number-rows-spanned="1">
            <text:p>quadriert</text:p>
          </table:table-cell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3" office:value-type="string">
            <text:p>l+x [cm]</text:p>
          </table:table-cell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  <table:table-cell table:style-name="ce1" office:value-type="string">
            <text:p>Mittelwert</text:p>
          </table:table-cell>
          <table:table-cell table:style-name="ce3" office:value-type="string">
            <text:p>Umkehrpunkt</text:p>
          </table:table-cell>
          <table:table-cell table:style-name="ce3" office:value-type="string">
            <text:p>Nullpunkt</text:p>
          </table:table-cell>
          <table:table-cell table:style-name="ce1" office:value-type="string">
            <text:p>Mittelwert</text:p>
          </table:table-cell>
          <table:table-cell/>
        </table:table-row>
        <table:table-row table:style-name="ro1">
          <table:table-cell office:value-type="string">
            <text:p>Einheit: s</text:p>
          </table:table-cell>
          <table:table-cell office:value-type="float" office:value="4">
            <text:p>4</text:p>
          </table:table-cell>
          <table:table-cell office:value-type="float" office:value="20.18">
            <text:p>20.18</text:p>
          </table:table-cell>
          <table:table-cell office:value-type="float" office:value="20.28">
            <text:p>20.28</text:p>
          </table:table-cell>
          <table:table-cell table:formula="of:=[.C3]/10" office:value-type="float" office:value="2.018">
            <text:p>2.018</text:p>
          </table:table-cell>
          <table:table-cell table:formula="of:=[.D3]/10" office:value-type="float" office:value="2.028">
            <text:p>2.028</text:p>
          </table:table-cell>
          <table:table-cell table:formula="of:=AVERAGE([.E3:.F3])" office:value-type="float" office:value="2.023">
            <text:p>2.023</text:p>
          </table:table-cell>
          <table:table-cell table:formula="of:=[.E3]^2" office:value-type="float" office:value="4.072324">
            <text:p>4.072</text:p>
          </table:table-cell>
          <table:table-cell table:formula="of:=[.F3]^2" office:value-type="float" office:value="4.112784">
            <text:p>4.113</text:p>
          </table:table-cell>
          <table:table-cell table:formula="of:=[.G3]^2" office:value-type="float" office:value="4.092529">
            <text:p>4.093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Stoppuhrtoleranz:</text:p>
            <text:p>Vernachlässigt.</text:p>
          </table:table-cell>
          <table:table-cell office:value-type="float" office:value="8">
            <text:p>8</text:p>
          </table:table-cell>
          <table:table-cell office:value-type="float" office:value="19.91">
            <text:p>19.91</text:p>
          </table:table-cell>
          <table:table-cell office:value-type="float" office:value="19.94">
            <text:p>19.94</text:p>
          </table:table-cell>
          <table:table-cell table:formula="of:=[.C4]/10" office:value-type="float" office:value="1.991">
            <text:p>1.991</text:p>
          </table:table-cell>
          <table:table-cell table:formula="of:=[.D4]/10" office:value-type="float" office:value="1.994">
            <text:p>1.994</text:p>
          </table:table-cell>
          <table:table-cell table:formula="of:=AVERAGE([.E4:.F4])" office:value-type="float" office:value="1.9925">
            <text:p>1.993</text:p>
          </table:table-cell>
          <table:table-cell table:formula="of:=[.E4]^2" office:value-type="float" office:value="3.964081">
            <text:p>3.964</text:p>
          </table:table-cell>
          <table:table-cell table:formula="of:=[.F4]^2" office:value-type="float" office:value="3.976036">
            <text:p>3.976</text:p>
          </table:table-cell>
          <table:table-cell table:formula="of:=[.G4]^2" office:value-type="float" office:value="3.97005625">
            <text:p>3.970</text:p>
          </table:table-cell>
          <table:table-cell/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number-columns-repeated="2" office:value-type="float" office:value="19.47">
            <text:p>19.47</text:p>
          </table:table-cell>
          <table:table-cell table:formula="of:=[.C5]/10" office:value-type="float" office:value="1.947">
            <text:p>1.947</text:p>
          </table:table-cell>
          <table:table-cell table:formula="of:=[.D5]/10" office:value-type="float" office:value="1.947">
            <text:p>1.947</text:p>
          </table:table-cell>
          <table:table-cell table:formula="of:=AVERAGE([.E5:.F5])" office:value-type="float" office:value="1.947">
            <text:p>1.947</text:p>
          </table:table-cell>
          <table:table-cell table:formula="of:=[.E5]^2" office:value-type="float" office:value="3.790809">
            <text:p>3.791</text:p>
          </table:table-cell>
          <table:table-cell table:formula="of:=[.F5]^2" office:value-type="float" office:value="3.790809">
            <text:p>3.791</text:p>
          </table:table-cell>
          <table:table-cell table:formula="of:=[.G5]^2" office:value-type="float" office:value="3.790809">
            <text:p>3.791</text:p>
          </table:table-cell>
          <table:table-cell/>
        </table:table-row>
        <table:table-row table:style-name="ro1">
          <table:table-cell office:value-type="string">
            <text:p>N=10</text:p>
          </table:table-cell>
          <table:table-cell office:value-type="float" office:value="16">
            <text:p>16</text:p>
          </table:table-cell>
          <table:table-cell office:value-type="float" office:value="19.03">
            <text:p>19.03</text:p>
          </table:table-cell>
          <table:table-cell office:value-type="float" office:value="19.06">
            <text:p>19.06</text:p>
          </table:table-cell>
          <table:table-cell table:formula="of:=[.C6]/10" office:value-type="float" office:value="1.903">
            <text:p>1.903</text:p>
          </table:table-cell>
          <table:table-cell table:formula="of:=[.D6]/10" office:value-type="float" office:value="1.906">
            <text:p>1.906</text:p>
          </table:table-cell>
          <table:table-cell table:formula="of:=AVERAGE([.E6:.F6])" office:value-type="float" office:value="1.9045">
            <text:p>1.905</text:p>
          </table:table-cell>
          <table:table-cell table:formula="of:=[.E6]^2" office:value-type="float" office:value="3.621409">
            <text:p>3.621</text:p>
          </table:table-cell>
          <table:table-cell table:formula="of:=[.F6]^2" office:value-type="float" office:value="3.632836">
            <text:p>3.633</text:p>
          </table:table-cell>
          <table:table-cell table:formula="of:=[.G6]^2" office:value-type="float" office:value="3.62712025">
            <text:p>3.627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.47">
            <text:p>18.47</text:p>
          </table:table-cell>
          <table:table-cell office:value-type="float" office:value="18.68">
            <text:p>18.68</text:p>
          </table:table-cell>
          <table:table-cell table:formula="of:=[.C7]/10" office:value-type="float" office:value="1.847">
            <text:p>1.847</text:p>
          </table:table-cell>
          <table:table-cell table:formula="of:=[.D7]/10" office:value-type="float" office:value="1.868">
            <text:p>1.868</text:p>
          </table:table-cell>
          <table:table-cell table:formula="of:=AVERAGE([.E7:.F7])" office:value-type="float" office:value="1.8575">
            <text:p>1.858</text:p>
          </table:table-cell>
          <table:table-cell table:formula="of:=[.E7]^2" office:value-type="float" office:value="3.411409">
            <text:p>3.411</text:p>
          </table:table-cell>
          <table:table-cell table:formula="of:=[.F7]^2" office:value-type="float" office:value="3.489424">
            <text:p>3.489</text:p>
          </table:table-cell>
          <table:table-cell table:formula="of:=[.G7]^2" office:value-type="float" office:value="3.45030625">
            <text:p>3.45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8.18">
            <text:p>18.18</text:p>
          </table:table-cell>
          <table:table-cell office:value-type="float" office:value="18.22">
            <text:p>18.22</text:p>
          </table:table-cell>
          <table:table-cell table:formula="of:=[.C8]/10" office:value-type="float" office:value="1.818">
            <text:p>1.818</text:p>
          </table:table-cell>
          <table:table-cell table:formula="of:=[.D8]/10" office:value-type="float" office:value="1.822">
            <text:p>1.822</text:p>
          </table:table-cell>
          <table:table-cell table:formula="of:=AVERAGE([.E8:.F8])" office:value-type="float" office:value="1.82">
            <text:p>1.820</text:p>
          </table:table-cell>
          <table:table-cell table:formula="of:=[.E8]^2" office:value-type="float" office:value="3.305124">
            <text:p>3.305</text:p>
          </table:table-cell>
          <table:table-cell table:formula="of:=[.F8]^2" office:value-type="float" office:value="3.319684">
            <text:p>3.320</text:p>
          </table:table-cell>
          <table:table-cell table:formula="of:=[.G8]^2" office:value-type="float" office:value="3.3124">
            <text:p>3.312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7.75">
            <text:p>17.75</text:p>
          </table:table-cell>
          <table:table-cell office:value-type="float" office:value="17.85">
            <text:p>17.85</text:p>
          </table:table-cell>
          <table:table-cell table:formula="of:=[.C9]/10" office:value-type="float" office:value="1.775">
            <text:p>1.775</text:p>
          </table:table-cell>
          <table:table-cell table:formula="of:=[.D9]/10" office:value-type="float" office:value="1.785">
            <text:p>1.785</text:p>
          </table:table-cell>
          <table:table-cell table:formula="of:=AVERAGE([.E9:.F9])" office:value-type="float" office:value="1.78">
            <text:p>1.780</text:p>
          </table:table-cell>
          <table:table-cell table:formula="of:=[.E9]^2" office:value-type="float" office:value="3.150625">
            <text:p>3.151</text:p>
          </table:table-cell>
          <table:table-cell table:formula="of:=[.F9]^2" office:value-type="float" office:value="3.186225">
            <text:p>3.186</text:p>
          </table:table-cell>
          <table:table-cell table:formula="of:=[.G9]^2" office:value-type="float" office:value="3.1684">
            <text:p>3.168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25">
            <text:p>17.25</text:p>
          </table:table-cell>
          <table:table-cell office:value-type="float" office:value="17.32">
            <text:p>17.32</text:p>
          </table:table-cell>
          <table:table-cell table:formula="of:=[.C10]/10" office:value-type="float" office:value="1.725">
            <text:p>1.725</text:p>
          </table:table-cell>
          <table:table-cell table:formula="of:=[.D10]/10" office:value-type="float" office:value="1.732">
            <text:p>1.732</text:p>
          </table:table-cell>
          <table:table-cell table:formula="of:=AVERAGE([.E10:.F10])" office:value-type="float" office:value="1.7285">
            <text:p>1.729</text:p>
          </table:table-cell>
          <table:table-cell table:formula="of:=[.E10]^2" office:value-type="float" office:value="2.975625">
            <text:p>2.976</text:p>
          </table:table-cell>
          <table:table-cell table:formula="of:=[.F10]^2" office:value-type="float" office:value="2.999824">
            <text:p>3.000</text:p>
          </table:table-cell>
          <table:table-cell table:formula="of:=[.G10]^2" office:value-type="float" office:value="2.98771225">
            <text:p>2.988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6.87">
            <text:p>16.87</text:p>
          </table:table-cell>
          <table:table-cell office:value-type="float" office:value="16.78">
            <text:p>16.78</text:p>
          </table:table-cell>
          <table:table-cell table:formula="of:=[.C11]/10" office:value-type="float" office:value="1.687">
            <text:p>1.687</text:p>
          </table:table-cell>
          <table:table-cell table:formula="of:=[.D11]/10" office:value-type="float" office:value="1.678">
            <text:p>1.678</text:p>
          </table:table-cell>
          <table:table-cell table:formula="of:=AVERAGE([.E11:.F11])" office:value-type="float" office:value="1.6825">
            <text:p>1.683</text:p>
          </table:table-cell>
          <table:table-cell table:formula="of:=[.E11]^2" office:value-type="float" office:value="2.845969">
            <text:p>2.846</text:p>
          </table:table-cell>
          <table:table-cell table:formula="of:=[.F11]^2" office:value-type="float" office:value="2.815684">
            <text:p>2.816</text:p>
          </table:table-cell>
          <table:table-cell table:formula="of:=[.G11]^2" office:value-type="float" office:value="2.83080625">
            <text:p>2.83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6.35">
            <text:p>16.35</text:p>
          </table:table-cell>
          <table:table-cell office:value-type="float" office:value="16.32">
            <text:p>16.32</text:p>
          </table:table-cell>
          <table:table-cell table:formula="of:=[.C12]/10" office:value-type="float" office:value="1.635">
            <text:p>1.635</text:p>
          </table:table-cell>
          <table:table-cell table:formula="of:=[.D12]/10" office:value-type="float" office:value="1.632">
            <text:p>1.632</text:p>
          </table:table-cell>
          <table:table-cell table:formula="of:=AVERAGE([.E12:.F12])" office:value-type="float" office:value="1.6335">
            <text:p>1.634</text:p>
          </table:table-cell>
          <table:table-cell table:formula="of:=[.E12]^2" office:value-type="float" office:value="2.673225">
            <text:p>2.673</text:p>
          </table:table-cell>
          <table:table-cell table:formula="of:=[.F12]^2" office:value-type="float" office:value="2.663424">
            <text:p>2.663</text:p>
          </table:table-cell>
          <table:table-cell table:formula="of:=[.G12]^2" office:value-type="float" office:value="2.66832225">
            <text:p>2.66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2" office:value-type="string" table:number-columns-spanned="2" table:number-rows-spanned="1">
            <text:p>Standardabweichung</text:p>
          </table:table-cell>
          <table:covered-table-cell table:style-name="Default"/>
          <table:table-cell table:style-name="ce9" table:formula="of:=STDEVA([.J3:.J12])" office:value-type="float" office:value="0.48316122248527">
            <text:p>0.483</text:p>
          </table:table-cell>
          <table:table-cell table:style-name="ce6" office:value-type="string">
            <text:p>Unsicherheit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2" office:value-type="string" table:number-columns-spanned="2" table:number-rows-spanned="1">
            <text:p>g nach Gl. (7)</text:p>
          </table:table-cell>
          <table:covered-table-cell table:style-name="ce3"/>
          <table:table-cell table:style-name="ce13" table:formula="of:=(4*PI()^2)/SLOPE([.J3:.J12];[.B3:.B12]/100)" office:value-type="float" office:value="-9.89879027179281">
            <text:p>-9.899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3" office:value-type="string" table:number-columns-spanned="2" table:number-rows-spanned="1">
            <text:p>l<text:span text:style-name="T1">0</text:span> nach Gl. (7)</text:p>
          </table:table-cell>
          <table:covered-table-cell table:style-name="Default"/>
          <table:table-cell table:style-name="ce9" table:formula="of:=-INTERCEPT([.J3:.J12];[.B3:.B12]/100)/SLOPE([.J3:.J12];[.B3:.B12]/100)" office:value-type="float" office:value="1.06996760581383">
            <text:p>1.070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3" office:value-type="string" table:number-columns-spanned="2" table:number-rows-spanned="1">
            <text:p>T für l<text:span text:style-name="T1">0</text:span> nach Gl. (6)</text:p>
          </table:table-cell>
          <table:covered-table-cell table:style-name="Default"/>
          <table:table-cell table:style-name="ce9" table:formula="of:=2*PI()*SQRT([.J15]/ABS([.J14]))" office:value-type="float" office:value="2.06573268680469">
            <text:p>2.06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3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11:35:17</meta:creation-date>
    <dc:date>2012-02-01T13:34:16</dc:date>
    <meta:editing-duration>PT1H59M</meta:editing-duration>
    <meta:editing-cycles>130</meta:editing-cycles>
    <meta:generator>LibreOffice/3.4$Unix LibreOffice_project/340m1$Build-502</meta:generator>
    <meta:document-statistic meta:table-count="3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regression-type="linear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width="0.025cm" svg:stroke-color="#ff420e"/>
    </style:style>
    <style:style style:name="ch9" style:family="chart" style:data-style-name="N122">
      <style:chart-properties chart:symbol-type="none" chart:regression-type="linear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width="0.025cm"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5cm" svg:y="3.454cm" style:legend-expansion="high" chart:style-name="ch2"/>
        <chart:plot-area chart:style-name="ch3" table:cell-range-address="'A3 variable Fadenlänge'.H2:'A3 variable Fadenlänge'.I14" chart:data-source-has-labels="row" svg:x="0.77cm" svg:y="0.855cm" svg:width="9.965cm" svg:height="7.545cm">
          <chartooo:coordinate-region svg:x="1.868cm" svg:y="1.054cm" svg:width="8.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3 variable Fadenlänge'.H3:'A3 variable Fadenlänge'.H14" chart:label-cell-address="'A3 variable Fadenlänge'.H2:'A3 variable Fadenlänge'.H2" chart:class="chart:line">
            <chart:regression-curve chart:style-name="ch8">
              <chart:equation chart:display-r-square="true" svg:x="9.598cm" svg:y="2.336cm"/>
            </chart:regression-curve>
            <chart:data-point chart:repeated="12"/>
          </chart:series>
          <chart:series chart:style-name="ch9" chart:values-cell-range-address="'A3 variable Fadenlänge'.I3:'A3 variable Fadenlänge'.I14" chart:label-cell-address="'A3 variable Fadenlänge'.I2:'A3 variable Fadenlänge'.I2" chart:class="chart:line">
            <chart:regression-curve chart:style-name="ch10">
              <chart:equation chart:display-r-square="true" svg:x="9.598cm" svg:y="5.429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kehrpunkt</text:p>
                <draw:g>
                  <svg:desc>'A3 variable Fadenlänge'.H2:'A3 variable Fadenlänge'.H2</svg:desc>
                </draw:g>
              </table:table-cell>
              <table:table-cell office:value-type="string">
                <text:p>Nullpunkt</text:p>
                <draw:g>
                  <svg:desc>'A3 variable Fadenlänge'.I2:'A3 variable Fadenlänge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72324">
                <text:p>4.072324</text:p>
                <draw:g>
                  <svg:desc>'A3 variable Fadenlänge'.H3:'A3 variable Fadenlänge'.H14</svg:desc>
                </draw:g>
              </table:table-cell>
              <table:table-cell office:value-type="float" office:value="4.112784">
                <text:p>4.112784</text:p>
                <draw:g>
                  <svg:desc>'A3 variable Fadenlänge'.I3:'A3 variable Fadenlänge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64081">
                <text:p>3.964081</text:p>
              </table:table-cell>
              <table:table-cell office:value-type="float" office:value="3.976036">
                <text:p>3.976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90809">
                <text:p>3.790809</text:p>
              </table:table-cell>
              <table:table-cell office:value-type="float" office:value="3.790809">
                <text:p>3.790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21409">
                <text:p>3.621409</text:p>
              </table:table-cell>
              <table:table-cell office:value-type="float" office:value="3.632836">
                <text:p>3.63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11409">
                <text:p>3.411409</text:p>
              </table:table-cell>
              <table:table-cell office:value-type="float" office:value="3.489424">
                <text:p>3.489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05124">
                <text:p>3.305124</text:p>
              </table:table-cell>
              <table:table-cell office:value-type="float" office:value="3.319684">
                <text:p>3.319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0625">
                <text:p>3.150625</text:p>
              </table:table-cell>
              <table:table-cell office:value-type="float" office:value="3.186225">
                <text:p>3.18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75625">
                <text:p>2.975625</text:p>
              </table:table-cell>
              <table:table-cell office:value-type="float" office:value="2.999824">
                <text:p>2.99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5969">
                <text:p>2.845969</text:p>
              </table:table-cell>
              <table:table-cell office:value-type="float" office:value="2.815684">
                <text:p>2.815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73225">
                <text:p>2.673225</text:p>
              </table:table-cell>
              <table:table-cell office:value-type="float" office:value="2.663424">
                <text:p>2.663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